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33mm"/>
    </style:style>
    <style:style style:name="co2" style:family="table-column">
      <style:table-column-properties fo:break-before="auto" style:column-width="46.8mm"/>
    </style:style>
    <style:style style:name="co3" style:family="table-column">
      <style:table-column-properties fo:break-before="auto" style:column-width="36.44mm"/>
    </style:style>
    <style:style style:name="co4" style:family="table-column">
      <style:table-column-properties fo:break-before="auto" style:column-width="29.25mm"/>
    </style:style>
    <style:style style:name="ro1" style:family="table-row">
      <style:table-row-properties style:row-height="5.64mm" fo:break-before="auto" style:use-optimal-row-height="true"/>
    </style:style>
    <style:style style:name="ro2" style:family="table-row">
      <style:table-row-properties style:row-height="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123654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reastTumorData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ce2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Sample code number</text:p>
          </table:table-cell>
          <table:table-cell office:value-type="string" calcext:value-type="string">
            <text:p>Clump Thickness</text:p>
          </table:table-cell>
          <table:table-cell office:value-type="string" calcext:value-type="string">
            <text:p>Uniformity of Cell Size</text:p>
          </table:table-cell>
          <table:table-cell office:value-type="string" calcext:value-type="string">
            <text:p>Uniformity of Cell Shape</text:p>
          </table:table-cell>
          <table:table-cell office:value-type="string" calcext:value-type="string">
            <text:p>Marginal Adhesion</text:p>
          </table:table-cell>
          <table:table-cell office:value-type="string" calcext:value-type="string">
            <text:p>Single Epithelial Cell Size</text:p>
          </table:table-cell>
          <table:table-cell office:value-type="string" calcext:value-type="string">
            <text:p>Bare Nuclei</text:p>
          </table:table-cell>
          <table:table-cell office:value-type="string" calcext:value-type="string">
            <text:p>Bland Chromatin</text:p>
          </table:table-cell>
          <table:table-cell office:value-type="string" calcext:value-type="string">
            <text:p>Normal Nucleoli</text:p>
          </table:table-cell>
          <table:table-cell office:value-type="string" calcext:value-type="string">
            <text:p>Mitoses</text:p>
          </table:table-cell>
          <table:table-cell office:value-type="string" calcext:value-type="string">
            <text:p>Class: (2 for benign, <text:s/>4 for malignant)</text:p>
          </table:table-cell>
          <table:table-cell office:value-type="string" calcext:value-type="string">
            <text:p><text:s/>4 for malignant)</text:p>
          </table:table-cell>
          <table:table-cell table:number-columns-repeated="1012"/>
        </table:table-row>
        <table:table-row table:style-name="ro2">
          <table:table-cell table:style-name="ce1" office:value-type="float" office:value="1000025" calcext:value-type="float">
            <text:p>10000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02945" calcext:value-type="float">
            <text:p>10029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15425" calcext:value-type="float">
            <text:p>101542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16277" calcext:value-type="float">
            <text:p>101627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17023" calcext:value-type="float">
            <text:p>10170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17122" calcext:value-type="float">
            <text:p>10171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018099" calcext:value-type="float">
            <text:p>10180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18561" calcext:value-type="float">
            <text:p>10185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style-name="ce1" office:value-type="float" office:value="1033078" calcext:value-type="float">
            <text:p>103307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1008"/>
        </table:table-row>
        <table:table-row table:style-name="ro3">
          <table:table-cell table:style-name="ce1" office:value-type="float" office:value="1033078" calcext:value-type="float">
            <text:p>103307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1008"/>
        </table:table-row>
        <table:table-row table:style-name="ro3">
          <table:table-cell table:style-name="ce1" office:value-type="float" office:value="1035283" calcext:value-type="float">
            <text:p>1035283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1008"/>
        </table:table-row>
        <table:table-row table:style-name="ro3">
          <table:table-cell table:style-name="ce1" office:value-type="float" office:value="1036172" calcext:value-type="float">
            <text:p>103617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1008"/>
        </table:table-row>
        <table:table-row table:style-name="ro3">
          <table:table-cell table:style-name="ce1" office:value-type="float" office:value="1041801" calcext:value-type="float">
            <text:p>104180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3"/>
          <table:table-cell table:number-columns-repeated="1008"/>
        </table:table-row>
        <table:table-row table:style-name="ro3">
          <table:table-cell table:style-name="ce1" office:value-type="float" office:value="1043999" calcext:value-type="float">
            <text:p>104399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1008"/>
        </table:table-row>
        <table:table-row table:style-name="ro3">
          <table:table-cell table:style-name="ce1" office:value-type="float" office:value="1044572" calcext:value-type="float">
            <text:p>104457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  <table:table-cell table:style-name="ce3"/>
          <table:table-cell table:number-columns-repeated="1008"/>
        </table:table-row>
        <table:table-row table:style-name="ro3">
          <table:table-cell table:style-name="ce1" office:value-type="float" office:value="1047630" calcext:value-type="float">
            <text:p>104763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3"/>
          <table:table-cell table:number-columns-repeated="1008"/>
        </table:table-row>
        <table:table-row table:style-name="ro3">
          <table:table-cell table:style-name="ce1" office:value-type="float" office:value="1048672" calcext:value-type="float">
            <text:p>104867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1008"/>
        </table:table-row>
        <table:table-row table:style-name="ro3">
          <table:table-cell table:style-name="ce1" office:value-type="float" office:value="1049815" calcext:value-type="float">
            <text:p>104981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1008"/>
        </table:table-row>
        <table:table-row table:style-name="ro3">
          <table:table-cell table:style-name="ce1" office:value-type="float" office:value="1050670" calcext:value-type="float">
            <text:p>10506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3"/>
          <table:table-cell table:number-columns-repeated="1008"/>
        </table:table-row>
        <table:table-row table:style-name="ro2">
          <table:table-cell table:style-name="ce1" office:value-type="float" office:value="1050718" calcext:value-type="float">
            <text:p>10507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54590" calcext:value-type="float">
            <text:p>105459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054593" calcext:value-type="float">
            <text:p>105459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056784" calcext:value-type="float">
            <text:p>105678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57013" calcext:value-type="float">
            <text:p>105701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059552" calcext:value-type="float">
            <text:p>105955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65726" calcext:value-type="float">
            <text:p>106572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066373" calcext:value-type="float">
            <text:p>106637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66979" calcext:value-type="float">
            <text:p>106697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67444" calcext:value-type="float">
            <text:p>106744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70935" calcext:value-type="float">
            <text:p>10709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70935" calcext:value-type="float">
            <text:p>107093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71760" calcext:value-type="float">
            <text:p>107176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72179" calcext:value-type="float">
            <text:p>107217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074610" calcext:value-type="float">
            <text:p>10746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75123" calcext:value-type="float">
            <text:p>10751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79304" calcext:value-type="float">
            <text:p>107930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80185" calcext:value-type="float">
            <text:p>108018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081791" calcext:value-type="float">
            <text:p>108179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84584" calcext:value-type="float">
            <text:p>10845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091262" calcext:value-type="float">
            <text:p>109126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096800" calcext:value-type="float">
            <text:p>10968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99510" calcext:value-type="float">
            <text:p>109951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00524" calcext:value-type="float">
            <text:p>11005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02573" calcext:value-type="float">
            <text:p>110257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03608" calcext:value-type="float">
            <text:p>110360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03722" calcext:value-type="float">
            <text:p>110372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05257" calcext:value-type="float">
            <text:p>11052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05524" calcext:value-type="float">
            <text:p>110552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06095" calcext:value-type="float">
            <text:p>110609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06829" calcext:value-type="float">
            <text:p>110682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08370" calcext:value-type="float">
            <text:p>110837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08449" calcext:value-type="float">
            <text:p>110844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10102" calcext:value-type="float">
            <text:p>111010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10503" calcext:value-type="float">
            <text:p>111050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10524" calcext:value-type="float">
            <text:p>11105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11249" calcext:value-type="float">
            <text:p>111124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12209" calcext:value-type="float">
            <text:p>111220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13038" calcext:value-type="float">
            <text:p>11130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13483" calcext:value-type="float">
            <text:p>111348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13906" calcext:value-type="float">
            <text:p>11139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15282" calcext:value-type="float">
            <text:p>11152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15293" calcext:value-type="float">
            <text:p>111529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16116" calcext:value-type="float">
            <text:p>11161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16132" calcext:value-type="float">
            <text:p>11161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16192" calcext:value-type="float">
            <text:p>111619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16998" calcext:value-type="float">
            <text:p>111699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17152" calcext:value-type="float">
            <text:p>111715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18039" calcext:value-type="float">
            <text:p>111803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20559" calcext:value-type="float">
            <text:p>11205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21732" calcext:value-type="float">
            <text:p>112173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21919" calcext:value-type="float">
            <text:p>11219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23061" calcext:value-type="float">
            <text:p>112306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24651" calcext:value-type="float">
            <text:p>11246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25035" calcext:value-type="float">
            <text:p>112503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26417" calcext:value-type="float">
            <text:p>11264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31294" calcext:value-type="float">
            <text:p>11312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32347" calcext:value-type="float">
            <text:p>11323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33041" calcext:value-type="float">
            <text:p>11330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33136" calcext:value-type="float">
            <text:p>113313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36142" calcext:value-type="float">
            <text:p>11361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37156" calcext:value-type="float">
            <text:p>1137156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43978" calcext:value-type="float">
            <text:p>11439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43978" calcext:value-type="float">
            <text:p>114397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47044" calcext:value-type="float">
            <text:p>114704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47699" calcext:value-type="float">
            <text:p>114769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47748" calcext:value-type="float">
            <text:p>114774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48278" calcext:value-type="float">
            <text:p>114827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48873" calcext:value-type="float">
            <text:p>114887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52331" calcext:value-type="float">
            <text:p>115233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55546" calcext:value-type="float">
            <text:p>11555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56272" calcext:value-type="float">
            <text:p>115627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56948" calcext:value-type="float">
            <text:p>11569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57734" calcext:value-type="float">
            <text:p>11577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58247" calcext:value-type="float">
            <text:p>11582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60476" calcext:value-type="float">
            <text:p>116047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64066" calcext:value-type="float">
            <text:p>116406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65297" calcext:value-type="float">
            <text:p>11652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65790" calcext:value-type="float">
            <text:p>116579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65926" calcext:value-type="float">
            <text:p>116592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66630" calcext:value-type="float">
            <text:p>116663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66654" calcext:value-type="float">
            <text:p>116665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67439" calcext:value-type="float">
            <text:p>116743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67471" calcext:value-type="float">
            <text:p>11674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68359" calcext:value-type="float">
            <text:p>116835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68736" calcext:value-type="float">
            <text:p>1168736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69049" calcext:value-type="float">
            <text:p>116904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70419" calcext:value-type="float">
            <text:p>117041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70420" calcext:value-type="float">
            <text:p>11704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71710" calcext:value-type="float">
            <text:p>11717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71710" calcext:value-type="float">
            <text:p>11717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71795" calcext:value-type="float">
            <text:p>117179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71845" calcext:value-type="float">
            <text:p>117184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72152" calcext:value-type="float">
            <text:p>117215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73216" calcext:value-type="float">
            <text:p>117321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73235" calcext:value-type="float">
            <text:p>11732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73347" calcext:value-type="float">
            <text:p>11733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73347" calcext:value-type="float">
            <text:p>11733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73509" calcext:value-type="float">
            <text:p>11735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73514" calcext:value-type="float">
            <text:p>117351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73681" calcext:value-type="float">
            <text:p>117368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74057" calcext:value-type="float">
            <text:p>11740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74057" calcext:value-type="float">
            <text:p>117405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74131" calcext:value-type="float">
            <text:p>117413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74428" calcext:value-type="float">
            <text:p>11744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75937" calcext:value-type="float">
            <text:p>117593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76406" calcext:value-type="float">
            <text:p>11764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76881" calcext:value-type="float">
            <text:p>117688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77027" calcext:value-type="float">
            <text:p>11770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77399" calcext:value-type="float">
            <text:p>117739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77512" calcext:value-type="float">
            <text:p>11775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78580" calcext:value-type="float">
            <text:p>117858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79818" calcext:value-type="float">
            <text:p>11798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80194" calcext:value-type="float">
            <text:p>118019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80523" calcext:value-type="float">
            <text:p>118052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80831" calcext:value-type="float">
            <text:p>11808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81356" calcext:value-type="float">
            <text:p>118135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82404" calcext:value-type="float">
            <text:p>118240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82410" calcext:value-type="float">
            <text:p>118241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83240" calcext:value-type="float">
            <text:p>11832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83246" calcext:value-type="float">
            <text:p>1183246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83516" calcext:value-type="float">
            <text:p>11835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83911" calcext:value-type="float">
            <text:p>11839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83983" calcext:value-type="float">
            <text:p>118398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84184" calcext:value-type="float">
            <text:p>118418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84241" calcext:value-type="float">
            <text:p>118424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84840" calcext:value-type="float">
            <text:p>11848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85609" calcext:value-type="float">
            <text:p>118560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85610" calcext:value-type="float">
            <text:p>11856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87457" calcext:value-type="float">
            <text:p>11874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87805" calcext:value-type="float">
            <text:p>118780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88472" calcext:value-type="float">
            <text:p>1188472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89266" calcext:value-type="float">
            <text:p>118926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89286" calcext:value-type="float">
            <text:p>118928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90394" calcext:value-type="float">
            <text:p>119039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90485" calcext:value-type="float">
            <text:p>119048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92325" calcext:value-type="float">
            <text:p>119232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93091" calcext:value-type="float">
            <text:p>11930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93210" calcext:value-type="float">
            <text:p>11932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93683" calcext:value-type="float">
            <text:p>11936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96295" calcext:value-type="float">
            <text:p>119629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96915" calcext:value-type="float">
            <text:p>11969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97080" calcext:value-type="float">
            <text:p>119708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97270" calcext:value-type="float">
            <text:p>119727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97440" calcext:value-type="float">
            <text:p>119744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97510" calcext:value-type="float">
            <text:p>11975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97979" calcext:value-type="float">
            <text:p>119797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97993" calcext:value-type="float">
            <text:p>119799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98128" calcext:value-type="float">
            <text:p>119812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98641" calcext:value-type="float">
            <text:p>119864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99219" calcext:value-type="float">
            <text:p>119921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99731" calcext:value-type="float">
            <text:p>11997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99983" calcext:value-type="float">
            <text:p>119998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00772" calcext:value-type="float">
            <text:p>120077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00847" calcext:value-type="float">
            <text:p>120084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00892" calcext:value-type="float">
            <text:p>120089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00952" calcext:value-type="float">
            <text:p>120095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01834" calcext:value-type="float">
            <text:p>12018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01936" calcext:value-type="float">
            <text:p>12019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02125" calcext:value-type="float">
            <text:p>120212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02812" calcext:value-type="float">
            <text:p>120281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03096" calcext:value-type="float">
            <text:p>1203096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04242" calcext:value-type="float">
            <text:p>12042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04898" calcext:value-type="float">
            <text:p>120489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05138" calcext:value-type="float">
            <text:p>120513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05579" calcext:value-type="float">
            <text:p>120557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06089" calcext:value-type="float">
            <text:p>120608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06695" calcext:value-type="float">
            <text:p>12066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06841" calcext:value-type="float">
            <text:p>120684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07986" calcext:value-type="float">
            <text:p>12079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08301" calcext:value-type="float">
            <text:p>12083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10963" calcext:value-type="float">
            <text:p>121096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11202" calcext:value-type="float">
            <text:p>121120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12232" calcext:value-type="float">
            <text:p>121223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12251" calcext:value-type="float">
            <text:p>121225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12422" calcext:value-type="float">
            <text:p>121242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12422" calcext:value-type="float">
            <text:p>121242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13375" calcext:value-type="float">
            <text:p>121337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13383" calcext:value-type="float">
            <text:p>121338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14092" calcext:value-type="float">
            <text:p>121409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14556" calcext:value-type="float">
            <text:p>121455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14966" calcext:value-type="float">
            <text:p>121496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16694" calcext:value-type="float">
            <text:p>121669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16947" calcext:value-type="float">
            <text:p>121694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17051" calcext:value-type="float">
            <text:p>12170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17264" calcext:value-type="float">
            <text:p>121726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18105" calcext:value-type="float">
            <text:p>1218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18741" calcext:value-type="float">
            <text:p>121874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18860" calcext:value-type="float">
            <text:p>121886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18860" calcext:value-type="float">
            <text:p>121886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19406" calcext:value-type="float">
            <text:p>1219406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19525" calcext:value-type="float">
            <text:p>121952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19859" calcext:value-type="float">
            <text:p>121985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20330" calcext:value-type="float">
            <text:p>12203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21863" calcext:value-type="float">
            <text:p>1221863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22047" calcext:value-type="float">
            <text:p>1222047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22936" calcext:value-type="float">
            <text:p>12229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23282" calcext:value-type="float">
            <text:p>122328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23426" calcext:value-type="float">
            <text:p>122342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23793" calcext:value-type="float">
            <text:p>122379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23967" calcext:value-type="float">
            <text:p>122396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24329" calcext:value-type="float">
            <text:p>122432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25799" calcext:value-type="float">
            <text:p>122579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26012" calcext:value-type="float">
            <text:p>12260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26612" calcext:value-type="float">
            <text:p>12266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27210" calcext:value-type="float">
            <text:p>12272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27244" calcext:value-type="float">
            <text:p>122724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27481" calcext:value-type="float">
            <text:p>122748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28152" calcext:value-type="float">
            <text:p>122815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28311" calcext:value-type="float">
            <text:p>1228311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30175" calcext:value-type="float">
            <text:p>123017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30688" calcext:value-type="float">
            <text:p>123068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31387" calcext:value-type="float">
            <text:p>123138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31706" calcext:value-type="float">
            <text:p>123170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32225" calcext:value-type="float">
            <text:p>123222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36043" calcext:value-type="float">
            <text:p>12360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41232" calcext:value-type="float">
            <text:p>12412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41559" calcext:value-type="float">
            <text:p>124155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41679" calcext:value-type="float">
            <text:p>124167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42364" calcext:value-type="float">
            <text:p>12423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43256" calcext:value-type="float">
            <text:p>12432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70479" calcext:value-type="float">
            <text:p>127047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76091" calcext:value-type="float">
            <text:p>12760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77018" calcext:value-type="float">
            <text:p>12770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8059" calcext:value-type="float">
            <text:p>12805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85531" calcext:value-type="float">
            <text:p>12855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87775" calcext:value-type="float">
            <text:p>12877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44888" calcext:value-type="float">
            <text:p>1448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45447" calcext:value-type="float">
            <text:p>14544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67528" calcext:value-type="float">
            <text:p>16752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69356" calcext:value-type="float">
            <text:p>16935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83913" calcext:value-type="float">
            <text:p>1839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91250" calcext:value-type="float">
            <text:p>1912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017023" calcext:value-type="float">
            <text:p>10170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00524" calcext:value-type="float">
            <text:p>11005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16116" calcext:value-type="float">
            <text:p>11161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68736" calcext:value-type="float">
            <text:p>11687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82404" calcext:value-type="float">
            <text:p>118240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82404" calcext:value-type="float">
            <text:p>118240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98641" calcext:value-type="float">
            <text:p>119864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242970" calcext:value-type="float">
            <text:p>2429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255644" calcext:value-type="float">
            <text:p>25564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263538" calcext:value-type="float">
            <text:p>2635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274137" calcext:value-type="float">
            <text:p>2741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303213" calcext:value-type="float">
            <text:p>3032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314428" calcext:value-type="float">
            <text:p>31442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82404" calcext:value-type="float">
            <text:p>118240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98641" calcext:value-type="float">
            <text:p>119864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320675" calcext:value-type="float">
            <text:p>3206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324427" calcext:value-type="float">
            <text:p>32442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385103" calcext:value-type="float">
            <text:p>38510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390840" calcext:value-type="float">
            <text:p>39084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411453" calcext:value-type="float">
            <text:p>41145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320675" calcext:value-type="float">
            <text:p>3206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428903" calcext:value-type="float">
            <text:p>4289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431495" calcext:value-type="float">
            <text:p>43149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432809" calcext:value-type="float">
            <text:p>4328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434518" calcext:value-type="float">
            <text:p>4345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452264" calcext:value-type="float">
            <text:p>45226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456282" calcext:value-type="float">
            <text:p>45628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476903" calcext:value-type="float">
            <text:p>47690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486283" calcext:value-type="float">
            <text:p>48628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486662" calcext:value-type="float">
            <text:p>48666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488173" calcext:value-type="float">
            <text:p>4881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492268" calcext:value-type="float">
            <text:p>4922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508234" calcext:value-type="float">
            <text:p>50823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527363" calcext:value-type="float">
            <text:p>52736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529329" calcext:value-type="float">
            <text:p>529329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535331" calcext:value-type="float">
            <text:p>53533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543558" calcext:value-type="float">
            <text:p>5435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555977" calcext:value-type="float">
            <text:p>55597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560680" calcext:value-type="float">
            <text:p>56068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561477" calcext:value-type="float">
            <text:p>56147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563649" calcext:value-type="float">
            <text:p>56364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601265" calcext:value-type="float">
            <text:p>60126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606140" calcext:value-type="float">
            <text:p>60614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06722" calcext:value-type="float">
            <text:p>6067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616240" calcext:value-type="float">
            <text:p>6162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1634" calcext:value-type="float">
            <text:p>6163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25201" calcext:value-type="float">
            <text:p>625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3375" calcext:value-type="float">
            <text:p>6337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635844" calcext:value-type="float">
            <text:p>6358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636130" calcext:value-type="float">
            <text:p>63613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40744" calcext:value-type="float">
            <text:p>640744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646904" calcext:value-type="float">
            <text:p>6469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53777" calcext:value-type="float">
            <text:p>65377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659642" calcext:value-type="float">
            <text:p>65964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666090" calcext:value-type="float">
            <text:p>66609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66942" calcext:value-type="float">
            <text:p>66694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67204" calcext:value-type="float">
            <text:p>66720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673637" calcext:value-type="float">
            <text:p>67363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84955" calcext:value-type="float">
            <text:p>6849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88033" calcext:value-type="float">
            <text:p>6880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91628" calcext:value-type="float">
            <text:p>6916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693702" calcext:value-type="float">
            <text:p>69370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704097" calcext:value-type="float">
            <text:p>70409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704168" calcext:value-type="float">
            <text:p>70416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706426" calcext:value-type="float">
            <text:p>70642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709287" calcext:value-type="float">
            <text:p>70928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718641" calcext:value-type="float">
            <text:p>718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721482" calcext:value-type="float">
            <text:p>72148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730881" calcext:value-type="float">
            <text:p>73088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733639" calcext:value-type="float">
            <text:p>73363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733639" calcext:value-type="float">
            <text:p>73363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733823" calcext:value-type="float">
            <text:p>7338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740492" calcext:value-type="float">
            <text:p>74049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743348" calcext:value-type="float">
            <text:p>7433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752904" calcext:value-type="float">
            <text:p>75290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756136" calcext:value-type="float">
            <text:p>75613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760001" calcext:value-type="float">
            <text:p>76000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760239" calcext:value-type="float">
            <text:p>76023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76389" calcext:value-type="float">
            <text:p>7638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764974" calcext:value-type="float">
            <text:p>76497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770066" calcext:value-type="float">
            <text:p>77006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785208" calcext:value-type="float">
            <text:p>78520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785615" calcext:value-type="float">
            <text:p>78561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792744" calcext:value-type="float">
            <text:p>79274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797327" calcext:value-type="float">
            <text:p>7973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798429" calcext:value-type="float">
            <text:p>79842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704097" calcext:value-type="float">
            <text:p>70409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06423" calcext:value-type="float">
            <text:p>80642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809912" calcext:value-type="float">
            <text:p>8099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810104" calcext:value-type="float">
            <text:p>81010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14265" calcext:value-type="float">
            <text:p>81426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14911" calcext:value-type="float">
            <text:p>81491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22829" calcext:value-type="float">
            <text:p>82282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826923" calcext:value-type="float">
            <text:p>82692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30690" calcext:value-type="float">
            <text:p>83069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31268" calcext:value-type="float">
            <text:p>831268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32226" calcext:value-type="float">
            <text:p>8322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832567" calcext:value-type="float">
            <text:p>8325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836433" calcext:value-type="float">
            <text:p>8364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37082" calcext:value-type="float">
            <text:p>83708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46832" calcext:value-type="float">
            <text:p>84683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50831" calcext:value-type="float">
            <text:p>8508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855524" calcext:value-type="float">
            <text:p>85552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57774" calcext:value-type="float">
            <text:p>85777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59164" calcext:value-type="float">
            <text:p>8591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859350" calcext:value-type="float">
            <text:p>8593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866325" calcext:value-type="float">
            <text:p>86632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873549" calcext:value-type="float">
            <text:p>87354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877291" calcext:value-type="float">
            <text:p>87729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877943" calcext:value-type="float">
            <text:p>87794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888169" calcext:value-type="float">
            <text:p>8881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88523" calcext:value-type="float">
            <text:p>88852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96404" calcext:value-type="float">
            <text:p>89640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97172" calcext:value-type="float">
            <text:p>89717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95719" calcext:value-type="float">
            <text:p>9571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60296" calcext:value-type="float">
            <text:p>1602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342245" calcext:value-type="float">
            <text:p>342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428598" calcext:value-type="float">
            <text:p>4285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492561" calcext:value-type="float">
            <text:p>49256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493452" calcext:value-type="float">
            <text:p>4934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493452" calcext:value-type="float">
            <text:p>49345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521441" calcext:value-type="float">
            <text:p>5214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560680" calcext:value-type="float">
            <text:p>5606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36437" calcext:value-type="float">
            <text:p>6364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40712" calcext:value-type="float">
            <text:p>64071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54244" calcext:value-type="float">
            <text:p>65424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57753" calcext:value-type="float">
            <text:p>6577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85977" calcext:value-type="float">
            <text:p>68597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05448" calcext:value-type="float">
            <text:p>8054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46423" calcext:value-type="float">
            <text:p>84642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002504" calcext:value-type="float">
            <text:p>100250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22257" calcext:value-type="float">
            <text:p>102225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26122" calcext:value-type="float">
            <text:p>1026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71084" calcext:value-type="float">
            <text:p>107108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80233" calcext:value-type="float">
            <text:p>108023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14570" calcext:value-type="float">
            <text:p>11145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14570" calcext:value-type="float">
            <text:p>111457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16715" calcext:value-type="float">
            <text:p>11167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31411" calcext:value-type="float">
            <text:p>11314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51734" calcext:value-type="float">
            <text:p>115173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56017" calcext:value-type="float">
            <text:p>11560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58247" calcext:value-type="float">
            <text:p>1158247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58405" calcext:value-type="float">
            <text:p>11584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68278" calcext:value-type="float">
            <text:p>116827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76187" calcext:value-type="float">
            <text:p>117618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96263" calcext:value-type="float">
            <text:p>119626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96475" calcext:value-type="float">
            <text:p>119647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06314" calcext:value-type="float">
            <text:p>12063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11265" calcext:value-type="float">
            <text:p>121126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13784" calcext:value-type="float">
            <text:p>121378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23003" calcext:value-type="float">
            <text:p>12230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23306" calcext:value-type="float">
            <text:p>122330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23543" calcext:value-type="float">
            <text:p>12235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29929" calcext:value-type="float">
            <text:p>122992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31853" calcext:value-type="float">
            <text:p>123185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34554" calcext:value-type="float">
            <text:p>123455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36837" calcext:value-type="float">
            <text:p>12368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37674" calcext:value-type="float">
            <text:p>12376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38021" calcext:value-type="float">
            <text:p>12380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38464" calcext:value-type="float">
            <text:p>123846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38633" calcext:value-type="float">
            <text:p>1238633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38915" calcext:value-type="float">
            <text:p>12389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38948" calcext:value-type="float">
            <text:p>123894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39232" calcext:value-type="float">
            <text:p>12392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39347" calcext:value-type="float">
            <text:p>123934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39967" calcext:value-type="float">
            <text:p>12399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40337" calcext:value-type="float">
            <text:p>1240337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53505" calcext:value-type="float">
            <text:p>12535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55384" calcext:value-type="float">
            <text:p>12553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57200" calcext:value-type="float">
            <text:p>125720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57648" calcext:value-type="float">
            <text:p>125764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57815" calcext:value-type="float">
            <text:p>12578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57938" calcext:value-type="float">
            <text:p>125793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58549" calcext:value-type="float">
            <text:p>1258549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58556" calcext:value-type="float">
            <text:p>12585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66154" calcext:value-type="float">
            <text:p>126615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72039" calcext:value-type="float">
            <text:p>127203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76091" calcext:value-type="float">
            <text:p>127609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76091" calcext:value-type="float">
            <text:p>127609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76091" calcext:value-type="float">
            <text:p>12760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77629" calcext:value-type="float">
            <text:p>127762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93439" calcext:value-type="float">
            <text:p>12934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93439" calcext:value-type="float">
            <text:p>129343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94562" calcext:value-type="float">
            <text:p>129456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95186" calcext:value-type="float">
            <text:p>129518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527337" calcext:value-type="float">
            <text:p>52733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558538" calcext:value-type="float">
            <text:p>5585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566509" calcext:value-type="float">
            <text:p>56650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08157" calcext:value-type="float">
            <text:p>60815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677910" calcext:value-type="float">
            <text:p>6779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734111" calcext:value-type="float">
            <text:p>7341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734111" calcext:value-type="float">
            <text:p>73411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780555" calcext:value-type="float">
            <text:p>7805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27627" calcext:value-type="float">
            <text:p>8276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49837" calcext:value-type="float">
            <text:p>104983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58849" calcext:value-type="float">
            <text:p>105884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82404" calcext:value-type="float">
            <text:p>1182404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93544" calcext:value-type="float">
            <text:p>119354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01870" calcext:value-type="float">
            <text:p>120187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02253" calcext:value-type="float">
            <text:p>120225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27081" calcext:value-type="float">
            <text:p>122708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30994" calcext:value-type="float">
            <text:p>123099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38410" calcext:value-type="float">
            <text:p>12384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46562" calcext:value-type="float">
            <text:p>124656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57470" calcext:value-type="float">
            <text:p>125747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59008" calcext:value-type="float">
            <text:p>125900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66124" calcext:value-type="float">
            <text:p>12661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67898" calcext:value-type="float">
            <text:p>126789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68313" calcext:value-type="float">
            <text:p>12683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68804" calcext:value-type="float">
            <text:p>126880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76091" calcext:value-type="float">
            <text:p>127609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80258" calcext:value-type="float">
            <text:p>128025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93966" calcext:value-type="float">
            <text:p>129396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96572" calcext:value-type="float">
            <text:p>129657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98416" calcext:value-type="float">
            <text:p>12984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99596" calcext:value-type="float">
            <text:p>1299596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05524" calcext:value-type="float">
            <text:p>110552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81685" calcext:value-type="float">
            <text:p>11816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11594" calcext:value-type="float">
            <text:p>121159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38777" calcext:value-type="float">
            <text:p>123877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57608" calcext:value-type="float">
            <text:p>1257608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69574" calcext:value-type="float">
            <text:p>126957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77145" calcext:value-type="float">
            <text:p>127714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87282" calcext:value-type="float">
            <text:p>128728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96025" calcext:value-type="float">
            <text:p>12960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96263" calcext:value-type="float">
            <text:p>129626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96593" calcext:value-type="float">
            <text:p>129659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99161" calcext:value-type="float">
            <text:p>129916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301945" calcext:value-type="float">
            <text:p>1301945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02428" calcext:value-type="float">
            <text:p>130242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18169" calcext:value-type="float">
            <text:p>1318169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474162" calcext:value-type="float">
            <text:p>47416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787451" calcext:value-type="float">
            <text:p>7874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02025" calcext:value-type="float">
            <text:p>10020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70522" calcext:value-type="float">
            <text:p>107052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73960" calcext:value-type="float">
            <text:p>107396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076352" calcext:value-type="float">
            <text:p>107635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084139" calcext:value-type="float">
            <text:p>10841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15293" calcext:value-type="float">
            <text:p>111529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19189" calcext:value-type="float">
            <text:p>111918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33991" calcext:value-type="float">
            <text:p>113399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42706" calcext:value-type="float">
            <text:p>114270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55967" calcext:value-type="float">
            <text:p>115596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70945" calcext:value-type="float">
            <text:p>117094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81567" calcext:value-type="float">
            <text:p>1181567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82404" calcext:value-type="float">
            <text:p>118240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04558" calcext:value-type="float">
            <text:p>120455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17952" calcext:value-type="float">
            <text:p>121795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24565" calcext:value-type="float">
            <text:p>122456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38186" calcext:value-type="float">
            <text:p>123818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53917" calcext:value-type="float">
            <text:p>12539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65899" calcext:value-type="float">
            <text:p>126589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68766" calcext:value-type="float">
            <text:p>126876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77268" calcext:value-type="float">
            <text:p>127726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86943" calcext:value-type="float">
            <text:p>128694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95508" calcext:value-type="float">
            <text:p>12955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97327" calcext:value-type="float">
            <text:p>12973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97522" calcext:value-type="float">
            <text:p>12975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98360" calcext:value-type="float">
            <text:p>129836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99924" calcext:value-type="float">
            <text:p>129992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99994" calcext:value-type="float">
            <text:p>129999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04595" calcext:value-type="float">
            <text:p>130459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06282" calcext:value-type="float">
            <text:p>130628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313325" calcext:value-type="float">
            <text:p>131332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320077" calcext:value-type="float">
            <text:p>1320077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20077" calcext:value-type="float">
            <text:p>1320077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20304" calcext:value-type="float">
            <text:p>13203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30439" calcext:value-type="float">
            <text:p>133043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333093" calcext:value-type="float">
            <text:p>33309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369565" calcext:value-type="float">
            <text:p>36956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412300" calcext:value-type="float">
            <text:p>4123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672113" calcext:value-type="float">
            <text:p>6721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749653" calcext:value-type="float">
            <text:p>74965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769612" calcext:value-type="float">
            <text:p>7696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769612" calcext:value-type="float">
            <text:p>7696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798429" calcext:value-type="float">
            <text:p>79842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07657" calcext:value-type="float">
            <text:p>80765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233704" calcext:value-type="float">
            <text:p>823370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37480" calcext:value-type="float">
            <text:p>8374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867392" calcext:value-type="float">
            <text:p>86739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69828" calcext:value-type="float">
            <text:p>869828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43068" calcext:value-type="float">
            <text:p>104306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56171" calcext:value-type="float">
            <text:p>105617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61990" calcext:value-type="float">
            <text:p>10619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13061" calcext:value-type="float">
            <text:p>111306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16192" calcext:value-type="float">
            <text:p>111619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35090" calcext:value-type="float">
            <text:p>113509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45420" calcext:value-type="float">
            <text:p>114542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58157" calcext:value-type="float">
            <text:p>115815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71578" calcext:value-type="float">
            <text:p>117157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74841" calcext:value-type="float">
            <text:p>11748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84586" calcext:value-type="float">
            <text:p>118458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86936" calcext:value-type="float">
            <text:p>11869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97527" calcext:value-type="float">
            <text:p>119752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22464" calcext:value-type="float">
            <text:p>122246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40603" calcext:value-type="float">
            <text:p>1240603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40603" calcext:value-type="float">
            <text:p>1240603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41035" calcext:value-type="float">
            <text:p>124103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87971" calcext:value-type="float">
            <text:p>128797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89391" calcext:value-type="float">
            <text:p>128939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99924" calcext:value-type="float">
            <text:p>129992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06339" calcext:value-type="float">
            <text:p>13063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13658" calcext:value-type="float">
            <text:p>131365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13982" calcext:value-type="float">
            <text:p>131398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21264" calcext:value-type="float">
            <text:p>132126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21321" calcext:value-type="float">
            <text:p>13213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21348" calcext:value-type="float">
            <text:p>132134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21931" calcext:value-type="float">
            <text:p>132193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21942" calcext:value-type="float">
            <text:p>132194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21942" calcext:value-type="float">
            <text:p>132194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28331" calcext:value-type="float">
            <text:p>132833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28755" calcext:value-type="float">
            <text:p>132875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31405" calcext:value-type="float">
            <text:p>133140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31412" calcext:value-type="float">
            <text:p>13314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333104" calcext:value-type="float">
            <text:p>1333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34071" calcext:value-type="float">
            <text:p>133407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43068" calcext:value-type="float">
            <text:p>13430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343374" calcext:value-type="float">
            <text:p>134337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344121" calcext:value-type="float">
            <text:p>13441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42932" calcext:value-type="float">
            <text:p>1429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83936" calcext:value-type="float">
            <text:p>18393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324382" calcext:value-type="float">
            <text:p>32438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378275" calcext:value-type="float">
            <text:p>37827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385103" calcext:value-type="float">
            <text:p>3851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90557" calcext:value-type="float">
            <text:p>69055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95091" calcext:value-type="float">
            <text:p>69509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95219" calcext:value-type="float">
            <text:p>6952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24249" calcext:value-type="float">
            <text:p>82424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71549" calcext:value-type="float">
            <text:p>87154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78358" calcext:value-type="float">
            <text:p>87835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07684" calcext:value-type="float">
            <text:p>110768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15762" calcext:value-type="float">
            <text:p>11157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17717" calcext:value-type="float">
            <text:p>12177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39420" calcext:value-type="float">
            <text:p>123942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54538" calcext:value-type="float">
            <text:p>125453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61751" calcext:value-type="float">
            <text:p>12617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68275" calcext:value-type="float">
            <text:p>126827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72166" calcext:value-type="float">
            <text:p>127216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94261" calcext:value-type="float">
            <text:p>129426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95529" calcext:value-type="float">
            <text:p>12955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98484" calcext:value-type="float">
            <text:p>12984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311875" calcext:value-type="float">
            <text:p>13118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15506" calcext:value-type="float">
            <text:p>131550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320141" calcext:value-type="float">
            <text:p>132014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25309" calcext:value-type="float">
            <text:p>132530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33063" calcext:value-type="float">
            <text:p>13330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33495" calcext:value-type="float">
            <text:p>133349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34659" calcext:value-type="float">
            <text:p>133465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36798" calcext:value-type="float">
            <text:p>133679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44449" calcext:value-type="float">
            <text:p>1344449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50568" calcext:value-type="float">
            <text:p>135056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52663" calcext:value-type="float">
            <text:p>135266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88336" calcext:value-type="float">
            <text:p>1883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352431" calcext:value-type="float">
            <text:p>35243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353098" calcext:value-type="float">
            <text:p>3530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411453" calcext:value-type="float">
            <text:p>41145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557583" calcext:value-type="float">
            <text:p>557583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636375" calcext:value-type="float">
            <text:p>63637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736150" calcext:value-type="float">
            <text:p>7361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803531" calcext:value-type="float">
            <text:p>80353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822829" calcext:value-type="float">
            <text:p>82282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016634" calcext:value-type="float">
            <text:p>10166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31608" calcext:value-type="float">
            <text:p>1031608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41043" calcext:value-type="float">
            <text:p>10410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42252" calcext:value-type="float">
            <text:p>104225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57067" calcext:value-type="float">
            <text:p>1057067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61990" calcext:value-type="float">
            <text:p>106199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73836" calcext:value-type="float">
            <text:p>107383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83817" calcext:value-type="float">
            <text:p>108381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096352" calcext:value-type="float">
            <text:p>109635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40597" calcext:value-type="float">
            <text:p>114059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49548" calcext:value-type="float">
            <text:p>114954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74009" calcext:value-type="float">
            <text:p>117400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83596" calcext:value-type="float">
            <text:p>11835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190386" calcext:value-type="float">
            <text:p>119038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190546" calcext:value-type="float">
            <text:p>119054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13273" calcext:value-type="float">
            <text:p>121327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18982" calcext:value-type="float">
            <text:p>121898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25382" calcext:value-type="float">
            <text:p>122538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35807" calcext:value-type="float">
            <text:p>123580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38777" calcext:value-type="float">
            <text:p>123877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53955" calcext:value-type="float">
            <text:p>125395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57366" calcext:value-type="float">
            <text:p>125736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60659" calcext:value-type="float">
            <text:p>12606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68952" calcext:value-type="float">
            <text:p>126895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275807" calcext:value-type="float">
            <text:p>127580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77792" calcext:value-type="float">
            <text:p>127779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77792" calcext:value-type="float">
            <text:p>12777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85722" calcext:value-type="float">
            <text:p>12857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88608" calcext:value-type="float">
            <text:p>128860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90203" calcext:value-type="float">
            <text:p>129020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94413" calcext:value-type="float">
            <text:p>129441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299596" calcext:value-type="float">
            <text:p>129959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03489" calcext:value-type="float">
            <text:p>130348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11033" calcext:value-type="float">
            <text:p>13110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11108" calcext:value-type="float">
            <text:p>13111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15807" calcext:value-type="float">
            <text:p>131580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318671" calcext:value-type="float">
            <text:p>131867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19609" calcext:value-type="float">
            <text:p>131960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23477" calcext:value-type="float">
            <text:p>13234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24572" calcext:value-type="float">
            <text:p>132457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24681" calcext:value-type="float">
            <text:p>132468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25159" calcext:value-type="float">
            <text:p>132515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26892" calcext:value-type="float">
            <text:p>132689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30361" calcext:value-type="float">
            <text:p>133036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33877" calcext:value-type="float">
            <text:p>133387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34015" calcext:value-type="float">
            <text:p>13340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334667" calcext:value-type="float">
            <text:p>133466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39781" calcext:value-type="float">
            <text:p>133978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39781" calcext:value-type="float">
            <text:p>133978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454352" calcext:value-type="float">
            <text:p>134543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45452" calcext:value-type="float">
            <text:p>13454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45593" calcext:value-type="float">
            <text:p>13455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47749" calcext:value-type="float">
            <text:p>134774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47943" calcext:value-type="float">
            <text:p>134794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48851" calcext:value-type="float">
            <text:p>13488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50319" calcext:value-type="float">
            <text:p>13503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350423" calcext:value-type="float">
            <text:p>13504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352848" calcext:value-type="float">
            <text:p>135284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353092" calcext:value-type="float">
            <text:p>13530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54840" calcext:value-type="float">
            <text:p>135484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54840" calcext:value-type="float">
            <text:p>13548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55260" calcext:value-type="float">
            <text:p>135526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65075" calcext:value-type="float">
            <text:p>13650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65328" calcext:value-type="float">
            <text:p>13653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68267" calcext:value-type="float">
            <text:p>136826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68273" calcext:value-type="float">
            <text:p>136827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68882" calcext:value-type="float">
            <text:p>136888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1369821" calcext:value-type="float">
            <text:p>136982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371026" calcext:value-type="float">
            <text:p>137102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1371920" calcext:value-type="float">
            <text:p>13719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466906" calcext:value-type="float">
            <text:p>4669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466906" calcext:value-type="float">
            <text:p>46690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534555" calcext:value-type="float">
            <text:p>53455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536708" calcext:value-type="float">
            <text:p>53670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566346" calcext:value-type="float">
            <text:p>56634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03148" calcext:value-type="float">
            <text:p>60314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54546" calcext:value-type="float">
            <text:p>65454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54546" calcext:value-type="float">
            <text:p>6545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695091" calcext:value-type="float">
            <text:p>69509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714039" calcext:value-type="float">
            <text:p>71403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763235" calcext:value-type="float">
            <text:p>7632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776715" calcext:value-type="float">
            <text:p>7767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41769" calcext:value-type="float">
            <text:p>84176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table:style-name="ce1" office:value-type="float" office:value="888820" calcext:value-type="float">
            <text:p>8888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897471" calcext:value-type="float">
            <text:p>8974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style-name="ce1" office:value-type="float" office:value="897471" calcext:value-type="float">
            <text:p>89747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 table:number-rows-repeated="104787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breastTumorDataset.$A$1" table:cell-range-address="$breastTumorDataset.$A$1:.$L$700"/>
        </table:named-expressions>
      </table:table>
      <table:named-expressions/>
      <table:database-ranges>
        <table:database-range table:name="__Anonymous_Sheet_DB__0" table:target-range-address="breastTumorDataset.A1:breastTumorDataset.L7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02:34:02.910895010</meta:creation-date>
    <dc:date>2018-10-17T02:34:36.174387803</dc:date>
    <meta:editing-duration>PT33S</meta:editing-duration>
    <meta:editing-cycles>1</meta:editing-cycles>
    <meta:document-statistic meta:table-count="1" meta:cell-count="7701" meta:object-count="0"/>
    <meta:generator>LibreOffice/6.0.6.2$Linux_X86_64 LibreOffice_project/00m0$Build-2</meta:generator>
  </office:meta>
</office:document-meta>
</file>